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T14" style:parent-style-name="DefaultParagraphFont" style:family="text"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8" style:parent-style-name="Hyperlink" style:family="text">
      <style:text-properties style:font-name="Helvetica"/>
    </style:style>
    <style:style style:name="T19" style:parent-style-name="DefaultParagraphFont" style:family="text"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3" style:parent-style-name="Hyperlink" style:family="text"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7" style:parent-style-name="Hyperlink" style:family="text">
      <style:text-properties style:font-name="Helvetica"/>
    </style:style>
    <style:style style:name="T28" style:parent-style-name="DefaultParagraphFont" style:family="text"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2" style:parent-style-name="Hyperlink" style:family="text">
      <style:text-properties style:font-name="Helvetica"/>
    </style:style>
    <style:style style:name="T33" style:parent-style-name="DefaultParagraphFont" style:family="text"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7" style:parent-style-name="Hyperlink" style:family="text">
      <style:text-properties style:font-name="Helvetica"/>
    </style:style>
    <style:style style:name="T38" style:parent-style-name="DefaultParagraphFont" style:family="text"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2" style:parent-style-name="Hyperlink" style:family="text"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2.1 – Circuits and Layout Part 1</text:p>
      <text:p text:style-name="P8">No video</text:p>
      <text:p text:style-name="P9"/>
      <text:p text:style-name="P10"><text:span text:style-name="T11">Lecture 2.2 - Circuits and Layout Part 2</text:span>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text:span text:style-name="T14"><text:s/></text:span></text:p>
      <text:p text:style-name="P15"/>
      <text:p text:style-name="P16">Tutorial – Layout of NAND2</text:p>
      <text:p text:style-name="P17"><text:a xlink:href="https://iu.zoom.us/rec/share/uvrv1HJ1LNUP7EzxkAnkTmhjgtn3RsEY4ZYtbB33m61RFHhLcZtGE2pZZJZpSsoH.68O4ume8xyCByB-7?startTime=1705601846000" office:target-frame-name="_top" xlink:show="replace"><text:span text:style-name="T18">https://iu.zoom.us/rec/share/uvrv1HJ1LNUP7EzxkAnkTmhjgtn3RsEY4ZYtbB33m61RFHhLcZtGE2pZZJZpSsoH.68O4ume8xyCByB-7?startTime=1705601846000</text:span></text:a><text:span text:style-name="T19"><text:s/></text:span></text:p>
      <text:p text:style-name="P20"/>
      <text:p text:style-name="P21">Lecture 3.0 – Transistor Theory</text:p>
      <text:p text:style-name="P22"><text:a xlink:href="https://iu.zoom.us/rec/share/zIon3LyedgU9a5UBxU4Tj-iCB1t-iw6ZFqmR_mricdNYWt1n_1Bk1SgfU42GMovw.zdOr2Tpr98ELeWcL" office:target-frame-name="_top" xlink:show="replace"><text:span text:style-name="T23">https://iu.zoom.us/rec/share/zIon3LyedgU9a5UBxU4Tj-iCB1t-iw6ZFqmR_mricdNYWt1n_1Bk1SgfU42GMovw.zdOr2Tpr98ELeWcL</text:span></text:a></text:p>
      <text:p text:style-name="P24"/>
      <text:p text:style-name="P25">Lecture 4.1 – Non-Ideal Transistor Theory Part 1</text:p>
      <text:p text:style-name="P26"><text:a xlink:href="https://iu.zoom.us/rec/share/d0ZI9uRriuLMvON9qcujOuFFerdCgZnD6vthvu2jYytd7UnpaZZcXpkZFFXbLB01.SWT6K2Cm76BQzTH7" office:target-frame-name="_top" xlink:show="replace"><text:span text:style-name="T27">https://iu.zoom.us/rec/share/d0ZI9uRriuLMvON9qcujOuFFerdCgZnD6vthvu2jYytd7UnpaZZcXpkZFFXbLB01.SWT6K2Cm76BQzTH7</text:span></text:a><text:span text:style-name="T28"><text:s/></text:span></text:p>
      <text:p text:style-name="P29"/>
      <text:p text:style-name="P30">Lecture 4.2 – Non-Ideal Transistor Theory Part 2</text:p>
      <text:p text:style-name="P31"><text:a xlink:href="https://iu.zoom.us/rec/share/EtBiWhBtNTRXa87v5_fXXC80Kc7WIlU5varX9KghFP-Ido03oVP7yZi17YyaQWfB.oaLF_R88lY8Elp3g" office:target-frame-name="_top" xlink:show="replace"><text:span text:style-name="T32">https://iu.zoom.us/rec/share/EtBiWhBtNTRXa87v5_fXXC80Kc7WIlU5varX9KghFP-Ido03oVP7yZi17YyaQWfB.oaLF_R88lY8Elp3g</text:span></text:a><text:span text:style-name="T33"><text:s/></text:span></text:p>
      <text:p text:style-name="P34"/>
      <text:p text:style-name="P35">5.0 – DC and Transient Analysis</text:p>
      <text:p text:style-name="P36"><text:a xlink:href="https://iu.zoom.us/rec/share/Xubuchvq8ycmR_WQz2GwuMwlpqEnvuU-Nph_SxxNFBwEU1oLzMLGcA_NrpX54rg.UX0vVf-SQbjjsG-A" office:target-frame-name="_top" xlink:show="replace"><text:span text:style-name="T37">https://iu.zoom.us/rec/share/Xubuchvq8ycmR_WQz2GwuMwlpqEnvuU-Nph_SxxNFBwEU1oLzMLGcA_NrpX54rg.UX0vVf-SQbjjsG-A</text:span></text:a><text:span text:style-name="T38"><text:s/></text:span></text:p>
      <text:p text:style-name="P39"/>
      <text:p text:style-name="P40">Tutorial – Gate Optimization and Buffer Design</text:p>
      <text:p text:style-name="P41"><text:a xlink:href="https://iu.zoom.us/rec/share/TAu5wQAkgguM92x84qoZu5pTdF9lLYijKJ2AXb-5RaLxx2F2u3TnhbwLHJfoRU2F.3L3P76JRY2GSMT1B?startTime=1707243575000" office:target-frame-name="_top" xlink:show="replace"><text:span text:style-name="T42">https://iu.zoom.us/rec/share/TAu5wQAkgguM92x84qoZu5pTdF9lLYijKJ2AXb-5RaLxx2F2u3TnhbwLHJfoRU2F.3L3P76JRY2GSMT1B?startTime=1707243575000</text:span></text:a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1-23T14:59:00Z</meta:creation-date>
    <dc:date>2024-02-06T20:31:00Z</dc:date>
    <meta:template xlink:href="Normal.dotm" xlink:type="simple"/>
    <meta:editing-cycles>6</meta:editing-cycles>
    <meta:editing-duration>PT120S</meta:editing-duration>
    <meta:document-statistic meta:page-count="1" meta:paragraph-count="4" meta:word-count="355" meta:character-count="2375" meta:row-count="16" meta:non-whitespace-character-count="2024"/>
  </office:meta>
</office:document-meta>
</file>